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0ebb8b" officeooo:paragraph-rsid="000ebb8b" style:font-size-asian="8pt" style:font-style-asian="normal" style:font-name-complex="Ari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style="italic" officeooo:rsid="000ebb8b" officeooo:paragraph-rsid="000ebb8b" style:font-size-asian="8pt" style:font-style-asian="italic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5cd" officeooo:paragraph-rsid="001025cd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025cd" officeooo:paragraph-rsid="001025cd" style:font-name-complex="Arial"/>
    </style:style>
    <style:style style:name="P21" style:family="paragraph" style:parent-style-name="Standard"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ebb8b" officeooo:paragraph-rsid="000ebb8b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normal" officeooo:rsid="001025cd" officeooo:paragraph-rsid="001025cd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5cd" officeooo:paragraph-rsid="001025cd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3">
      <style:text-properties fo:font-style="normal" officeooo:rsid="000e92a1" officeooo:paragraph-rsid="000c6a27" style:font-style-asian="normal" style:font-style-complex="normal"/>
    </style:style>
    <style:style style:name="P33" style:family="paragraph" style:parent-style-name="Heading_20_3">
      <style:text-properties officeooo:paragraph-rsid="001025cd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ebb8b"/>
    </style:style>
    <style:style style:name="T5" style:family="text">
      <style:text-properties fo:font-style="normal" officeooo:rsid="000c6a27" style:font-style-asian="normal" style:font-style-complex="normal"/>
    </style:style>
    <style:style style:name="T6" style:family="text">
      <style:text-properties fo:font-style="normal" officeooo:rsid="000e92a1" style:font-style-asian="normal" style:font-style-complex="normal"/>
    </style:style>
    <style:style style:name="T7" style:family="text">
      <style:text-properties officeooo:rsid="0010ba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2" text:outline-level="3">Consultar Dieta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23"><text:span text:style-name="T1">Médico</text:span>(I), <text:span text:style-name="T2">Enfermero(I), Auxiliar(I), Celador(I), Fisioterapeuta(I), Celador(I), Personal administrativo(I), Personal de mantenimient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3"><text:span text:style-name="T4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h text:style-name="P33" text:outline-level="3"><text:span text:style-name="T5">Gestión </text:span><text:span text:style-name="T6">de dietas</text:span></text:h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3">Grupo <text:span text:style-name="T7">2 </text:span>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Propósito</text:p>
          </table:table-cell>
        </table:table-row>
        <table:table-row table:style-name="Tabla2.1">
          <table:table-cell table:style-name="Tabla2.A2" office:value-type="string">
            <text:p text:style-name="P25">Ver la dieta asignada a un paciente o un trabajador.</text:p>
          </table:table-cell>
        </table:table-row>
      </table:table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Resumen</text:p>
          </table:table-cell>
        </table:table-row>
        <table:table-row table:style-name="Tabla3.1">
          <table:table-cell table:style-name="Tabla3.A2" office:value-type="string">
            <text:p text:style-name="P26">Se proporciona la dieta asignada a un trabajador o a un paciente.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20">Se selecciona un paciente o trabajador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9"/>
          </table:table-cell>
        </table:table-row>
        <table:table-row table:style-name="Tabla4.2">
          <table:table-cell table:style-name="Tabla4.A3" office:value-type="string">
            <text:p text:style-name="P7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28">El sistema muestra la dieta del sujeto seleccionado</text:p>
          </table:table-cell>
        </table:table-row>
      </table:table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/>
          </table:table-cell>
          <table:table-cell table:style-name="Tabla5.B2" table:number-columns-spanned="4" office:value-type="string">
            <text:p text:style-name="P29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5">Más de una vez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6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4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6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7:37.673614915</dc:date>
    <meta:print-date>2012-03-13T15:37:00</meta:print-date>
    <meta:editing-cycles>20</meta:editing-cycles>
    <meta:editing-duration>PT1H21M37S</meta:editing-duration>
    <meta:generator>LibreOffice/5.1.6.2$Linux_X86_64 LibreOffice_project/10m0$Build-2</meta:generator>
    <meta:document-statistic meta:table-count="5" meta:image-count="0" meta:object-count="0" meta:page-count="1" meta:paragraph-count="42" meta:word-count="105" meta:character-count="715" meta:non-whitespace-character-count="649"/>
  </office:meta>
</office:document-meta>
</file>